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rsid="000f7732" officeooo:paragraph-rsid="000f7732"/>
    </style:style>
    <style:style style:name="T1" style:family="text">
      <style:text-properties fo:color="#005cc5"/>
    </style:style>
    <style:style style:name="T2" style:family="text">
      <style:text-properties fo:color="#032f62"/>
    </style:style>
    <style:style style:name="T3" style:family="text">
      <style:text-properties fo:color="#032f62" officeooo:rsid="000ed0ad"/>
    </style:style>
    <style:style style:name="T4" style:family="text">
      <style:text-properties fo:color="#d73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elasticsearch</text:p>
      <text:p text:style-name="P1"/>
      <text:p text:style-name="P1"><text:span text:style-name="T1">echo</text:span> <text:span text:style-name="T2">'deb http://packages.elasticsearch.org/logstash/</text:span><text:span text:style-name="T3">2.3</text:span><text:span text:style-name="T2">/debian stable main'</text:span> <text:span text:style-name="T4">|</text:span> sudo tee /etc/apt/sources.list.d/logstash.list</text:p>
      <text:p text:style-name="P2">sudo apt-get update</text:p>
      <text:p text:style-name="P3">https://artifacts.elastic.co/packages/2.x/debian/dists/stable/main/binary-amd64/Packages</text:p>
      <text:p text:style-name="P2">sudo apt-get install <text:s/>logstash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09.243460041</meta:creation-date>
    <dc:date>2017-08-14T16:44:35.986523061</dc:date>
    <meta:editing-duration>PT1H42M56S</meta:editing-duration>
    <meta:editing-cycles>1</meta:editing-cycles>
    <meta:document-statistic meta:table-count="0" meta:image-count="0" meta:object-count="0" meta:page-count="1" meta:paragraph-count="5" meta:word-count="21" meta:character-count="296" meta:non-whitespace-character-count="279"/>
    <meta:generator>LibreOffice/5.1.6.2$Linux_X86_64 LibreOffice_project/10m0$Build-2</meta:generator>
  </office:meta>
</office:document-meta>
</file>